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、お手洗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でも・・・でも・・・今は・・・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しないと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の部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わ！　盗賊の人がいっぱい集まってる！）</text:p>
          </table:table-cell>
          <table:table-cell table:number-columns-repeated="1023"/>
        </table:table-row>
        <table:table-row>
          <table:table-cell table:style-name="ce0" office:value-type="string">
            <text:p>（ここじゃない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盗賊たち
「ちこくちこく～！」</text:p>
          </table:table-cell>
          <table:table-cell table:number-columns-repeated="1023"/>
        </table:table-row>
        <table:table-row>
          <table:table-cell table:style-name="ce0" office:value-type="string">
            <text:p>（あ、あわわっ！！　こっちに来る！！）</text:p>
          </table:table-cell>
          <table:table-cell table:number-columns-repeated="1023"/>
        </table:table-row>
        <table:table-row>
          <table:table-cell table:style-name="ce0" office:value-type="string">
            <text:p>（やっと解放されたっ！！）</text:p>
          </table:table-cell>
          <table:table-cell table:number-columns-repeated="1023"/>
        </table:table-row>
        <table:table-row>
          <table:table-cell table:style-name="ce0" office:value-type="string">
            <text:p>（ぁ、あぁ、ぁ、で、でちゃ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ルミィさんを、さ、探さないといけない
　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う無理っ！！　がまんできな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そ・・・そ、そん・・・な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この・・・ままじゃ・・・っ、ぁ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ほ、ほかの・・・お手洗・・・ぃ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